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English</text:p>
          </table:table-cell>
          <table:table-cell office:value-type="string" table:style-name="ce1">
            <text:p>Mea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rculate</text:p>
          </table:table-cell>
          <table:table-cell office:value-type="string" table:style-name="ce1">
            <text:p>(verb) to move aro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rode</text:p>
          </table:table-cell>
          <table:table-cell office:value-type="string" table:style-name="ce1">
            <text:p>(verb) when a metal or something is slowly damaged by something such as rain or wa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rive sth from sth</text:p>
          </table:table-cell>
          <table:table-cell office:value-type="string" table:style-name="ce1">
            <text:p>(verb) to get something from something e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tection</text:p>
          </table:table-cell>
          <table:table-cell office:value-type="string" table:style-name="ce1">
            <text:p>(noun) the process of discovering or noticing someth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ditiously - expedite</text:p>
          </table:table-cell>
          <table:table-cell office:value-type="string" table:style-name="ce1">
            <text:p>(adv-verb) quickly and efficiently // to hasten or speed up (a work proces et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</text:p>
          </table:table-cell>
          <table:table-cell office:value-type="string" table:style-name="ce1">
            <text:p>(verb) to start using a plan or 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novative</text:p>
          </table:table-cell>
          <table:table-cell office:value-type="string" table:style-name="ce1">
            <text:p>(adj) using new methods or ide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allation</text:p>
          </table:table-cell>
          <table:table-cell office:value-type="string" table:style-name="ce1">
            <text:p>(noun) an occasion when equipment or furniture is put into position or made ready to use // a nearlyh permantent place with people, buildings, and equipment that have a particular purpo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tenance</text:p>
          </table:table-cell>
          <table:table-cell office:value-type="string" table:style-name="ce1">
            <text:p>(noun) the work that you do to keep something in good condi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ulation</text:p>
          </table:table-cell>
          <table:table-cell office:value-type="string" table:style-name="ce1">
            <text:p>(noun) a model of a set of problems or events that can be used to teach someone how to do something, or the process of making such a model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Victor Castro</dc:creator>
    <meta:creation-date>2018-08-09T12:24:39Z</meta:creation-date>
    <dc:date>2018-09-26T13:19:40Z</dc:date>
    <meta:editing-cycles>10</meta:editing-cycles>
    <meta:editing-duration>PT2384S</meta:editing-duration>
  </office:meta>
</office:document-meta>
</file>